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125.8pt"/>
    </style:style>
    <style:style style:name="co5" style:family="table-column">
      <style:table-column-properties fo:break-before="auto" style:column-width="27.01pt"/>
    </style:style>
    <style:style style:name="ro1" style:family="table-row">
      <style:table-row-properties style:row-height="39.7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d0d0d0" fo:border="0.06pt solid #000000"/>
    </style:style>
    <style:style style:name="ce3" style:family="table-cell" style:parent-style-name="Default" style:data-style-name="N84">
      <style:table-cell-properties fo:border="0.06pt solid #000000"/>
    </style:style>
    <style:style style:name="ce19" style:family="table-cell" style:parent-style-name="Default" style:data-style-name="N84">
      <style:table-cell-properties fo:background-color="transparent" fo:border="0.06pt solid #000000"/>
    </style:style>
    <style:style style:name="ce20" style:family="table-cell" style:parent-style-name="Default" style:data-style-name="N4">
      <style:table-cell-properties fo:border="0.06pt solid #000000"/>
    </style:style>
    <style:style style:name="ce22" style:family="table-cell" style:parent-style-name="Default" style:data-style-name="N4">
      <style:table-cell-properties fo:background-color="transparent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37">
      <style:table-cell-properties fo:background-color="#00b000" fo:border="0.06pt solid #000000"/>
    </style:style>
    <style:style style:name="ce6" style:family="table-cell" style:parent-style-name="Default">
      <style:table-cell-properties fo:background-color="#009c9c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30" style:family="table-cell" style:parent-style-name="Default" style:data-style-name="N37">
      <style:table-cell-properties fo:background-color="#fe7f00" fo:wrap-option="no-wrap" fo:border="0.06pt solid #000000"/>
    </style:style>
    <style:style style:name="ce28" style:family="table-cell" style:parent-style-name="Default">
      <style:table-cell-properties fo:background-color="#72bf44" fo:border="0.06pt solid #000000"/>
    </style:style>
    <style:style style:name="ce8" style:family="table-cell" style:parent-style-name="Default">
      <style:table-cell-properties fo:background-color="#00b000" fo:wrap-option="no-wrap" fo:border="0.06pt solid #000000"/>
    </style:style>
    <style:style style:name="ce9" style:family="table-cell" style:parent-style-name="Default">
      <style:table-cell-properties fo:background-color="#009c9c" fo:wrap-option="no-wrap" fo:border="0.06pt solid #000000"/>
    </style:style>
    <style:style style:name="ce14" style:family="table-cell" style:parent-style-name="Default">
      <style:table-cell-properties fo:background-color="#fe7f00" fo:wrap-option="no-wrap" fo:border="0.06pt solid #000000"/>
    </style:style>
    <style:style style:name="ce31" style:family="table-cell" style:parent-style-name="Default">
      <style:table-cell-properties fo:background-color="#72bf44" fo:wrap-option="no-wrap" fo:border="0.06pt solid #000000"/>
    </style:style>
    <style:style style:name="ce32" style:family="table-cell" style:parent-style-name="Default">
      <style:table-cell-properties fo:background-color="transparent" fo:wrap-option="no-wrap" fo:border="0.06pt solid #000000"/>
    </style:style>
    <style:style style:name="ce13" style:family="table-cell" style:parent-style-name="Default" style:data-style-name="N37">
      <style:table-cell-properties fo:background-color="#fe7f00" fo:border="0.06pt solid #000000"/>
    </style:style>
    <style:style style:name="ce11" style:family="table-cell" style:parent-style-name="Default">
      <style:table-cell-properties fo:background-color="#ff00ff" fo:border="0.06pt solid #000000"/>
    </style:style>
    <style:style style:name="ce1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20"/>
        <table:table-column table:style-name="co3" table:default-cell-style-name="ce4"/>
        <table:table-column table:style-name="co4" table:default-cell-style-name="ce4"/>
        <table:table-column table:style-name="co1" table:default-cell-style-name="ce3"/>
        <table:table-column table:style-name="co5" table:default-cell-style-name="ce20"/>
        <table:table-column table:style-name="co3" table:default-cell-style-name="ce4"/>
        <table:table-column table:style-name="co4" table:default-cell-style-name="ce4"/>
        <table:table-column table:style-name="co1" table:default-cell-style-name="ce3"/>
        <table:table-column table:style-name="co5" table:default-cell-style-name="ce20"/>
        <table:table-column table:style-name="co1" table:default-cell-style-name="ce4"/>
        <table:table-column table:style-name="co4" table:default-cell-style-name="ce4"/>
        <table:table-column table:style-name="co1" table:default-cell-style-name="ce3"/>
        <table:table-column table:style-name="co5" table:default-cell-style-name="ce20"/>
        <table:table-column table:style-name="co1" table:default-cell-style-name="ce4"/>
        <table:table-column table:style-name="co4" table:default-cell-style-name="ce4"/>
        <table:table-column table:style-name="co1" table:default-cell-style-name="ce3"/>
        <table:table-column table:style-name="co5" table:default-cell-style-name="ce20"/>
        <table:table-column table:style-name="co1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 table:number-columns-spanned="20" table:number-rows-spanned="1">
            <text:p>“Duomenų analizės įvadas” darbo planas</text:p>
          </table:table-cell>
          <table:covered-table-cell table:style-name="ce1"/>
          <table:covered-table-cell table:number-columns-repeated="18" table:style-name="Default"/>
        </table:table-row>
        <table:table-row table:style-name="ro2">
          <table:table-cell table:style-name="ce2" office:value-type="string" calcext:value-type="string">
            <text:p>Data</text:p>
          </table:table-cell>
          <table:table-cell table:style-name="ce2"/>
          <table:table-cell table:style-name="ce2" office:value-type="string" calcext:value-type="string">
            <text:p>Grupė</text:p>
          </table:table-cell>
          <table:table-cell table:style-name="ce2" office:value-type="string" calcext:value-type="string">
            <text:p>Aprašas</text:p>
          </table:table-cell>
          <table:table-cell table:style-name="ce2" office:value-type="string" calcext:value-type="string">
            <text:p>Data</text:p>
          </table:table-cell>
          <table:table-cell table:style-name="ce2"/>
          <table:table-cell table:style-name="ce2" office:value-type="string" calcext:value-type="string">
            <text:p>Grupė</text:p>
          </table:table-cell>
          <table:table-cell table:style-name="ce2" office:value-type="string" calcext:value-type="string">
            <text:p>Aprašas</text:p>
          </table:table-cell>
          <table:table-cell table:style-name="ce2" office:value-type="string" calcext:value-type="string">
            <text:p>Data</text:p>
          </table:table-cell>
          <table:table-cell table:style-name="ce2"/>
          <table:table-cell table:style-name="ce2" office:value-type="string" calcext:value-type="string">
            <text:p>Grupė</text:p>
          </table:table-cell>
          <table:table-cell table:style-name="ce2" office:value-type="string" calcext:value-type="string">
            <text:p>Aprašas</text:p>
          </table:table-cell>
          <table:table-cell table:style-name="ce2" office:value-type="string" calcext:value-type="string">
            <text:p>Data</text:p>
          </table:table-cell>
          <table:table-cell table:style-name="ce2"/>
          <table:table-cell table:style-name="ce2" office:value-type="string" calcext:value-type="string">
            <text:p>Grupė</text:p>
          </table:table-cell>
          <table:table-cell table:style-name="ce2" office:value-type="string" calcext:value-type="string">
            <text:p>Aprašas</text:p>
          </table:table-cell>
          <table:table-cell table:style-name="ce2" office:value-type="string" calcext:value-type="string">
            <text:p>Data</text:p>
          </table:table-cell>
          <table:table-cell table:style-name="ce2"/>
          <table:table-cell table:style-name="ce2" office:value-type="string" calcext:value-type="string">
            <text:p>Grupė</text:p>
          </table:table-cell>
          <table:table-cell table:style-name="ce2" office:value-type="string" calcext:value-type="string">
            <text:p>Aprašas</text:p>
          </table:table-cell>
        </table:table-row>
        <table:table-row table:style-name="ro2">
          <table:table-cell office:value-type="date" office:date-value="2019-02-01" calcext:value-type="date">
            <text:p>2019-02-01</text:p>
          </table:table-cell>
          <table:table-cell table:formula="of:=TEXT(WEEKDAY([.A3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3-01" calcext:value-type="date">
            <text:p>2019-03-01</text:p>
          </table:table-cell>
          <table:table-cell table:formula="of:=TEXT(WEEKDAY([.E3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4-01" calcext:value-type="date">
            <text:p>2019-04-01</text:p>
          </table:table-cell>
          <table:table-cell table:formula="of:=TEXT(WEEKDAY([.I3];1); &quot;ddd&quot;)" office:value-type="string" office:string-value="Mon" calcext:value-type="string">
            <text:p>Mon</text:p>
          </table:table-cell>
          <table:table-cell table:style-name="ce11" office:value-type="string" calcext:value-type="string">
            <text:p>I/II Grupė</text:p>
          </table:table-cell>
          <table:table-cell table:style-name="ce11" office:value-type="string" calcext:value-type="string">
            <text:p>Esė temos pasirinkimas</text:p>
          </table:table-cell>
          <table:table-cell office:value-type="date" office:date-value="2019-05-01" calcext:value-type="date">
            <text:p>2019-05-01</text:p>
          </table:table-cell>
          <table:table-cell table:formula="of:=TEXT(WEEKDAY([.M3];1); &quot;ddd&quot;)" office:value-type="string" office:string-value="Wed" calcext:value-type="string">
            <text:p>Wed</text:p>
          </table:table-cell>
          <table:table-cell table:style-name="ce11" office:value-type="string" calcext:value-type="string">
            <text:p>I/II Grupė</text:p>
          </table:table-cell>
          <table:table-cell table:style-name="ce11" office:value-type="string" calcext:value-type="string">
            <text:p>Esė plano plano įkėlimas</text:p>
          </table:table-cell>
          <table:table-cell office:value-type="date" office:date-value="2019-06-01" calcext:value-type="date">
            <text:p>2019-06-01</text:p>
          </table:table-cell>
          <table:table-cell table:formula="of:=TEXT(WEEKDAY([.Q3];1); &quot;ddd&quot;)" office:value-type="string" office:string-value="Sat" calcext:value-type="string">
            <text:p>Sat</text:p>
          </table:table-cell>
          <table:table-cell table:number-columns-repeated="2"/>
        </table:table-row>
        <table:table-row table:style-name="ro2">
          <table:table-cell office:value-type="date" office:date-value="2019-02-02" calcext:value-type="date">
            <text:p>2019-02-02</text:p>
          </table:table-cell>
          <table:table-cell table:formula="of:=TEXT(WEEKDAY([.A4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3-02" calcext:value-type="date">
            <text:p>2019-03-02</text:p>
          </table:table-cell>
          <table:table-cell table:formula="of:=TEXT(WEEKDAY([.E4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4-02" calcext:value-type="date">
            <text:p>2019-04-02</text:p>
          </table:table-cell>
          <table:table-cell table:formula="of:=TEXT(WEEKDAY([.I4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5-02" calcext:value-type="date">
            <text:p>2019-05-02</text:p>
          </table:table-cell>
          <table:table-cell table:formula="of:=TEXT(WEEKDAY([.M4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Statistinių duomenų šaltiniai, pagrindiniai ekonominiai rodikliai</text:p>
          </table:table-cell>
          <table:table-cell office:value-type="date" office:date-value="2019-06-02" calcext:value-type="date">
            <text:p>2019-06-02</text:p>
          </table:table-cell>
          <table:table-cell table:formula="of:=TEXT(WEEKDAY([.Q4];1); &quot;ddd&quot;)" office:value-type="string" office:string-value="Sun" calcext:value-type="string">
            <text:p>Sun</text:p>
          </table:table-cell>
          <table:table-cell table:number-columns-repeated="2"/>
        </table:table-row>
        <table:table-row table:style-name="ro2">
          <table:table-cell office:value-type="date" office:date-value="2019-02-03" calcext:value-type="date">
            <text:p>2019-02-03</text:p>
          </table:table-cell>
          <table:table-cell table:formula="of:=TEXT(WEEKDAY([.A5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3-03" calcext:value-type="date">
            <text:p>2019-03-03</text:p>
          </table:table-cell>
          <table:table-cell table:formula="of:=TEXT(WEEKDAY([.E5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4-03" calcext:value-type="date">
            <text:p>2019-04-03</text:p>
          </table:table-cell>
          <table:table-cell table:formula="of:=TEXT(WEEKDAY([.I5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5-03" calcext:value-type="date">
            <text:p>2019-05-03</text:p>
          </table:table-cell>
          <table:table-cell table:formula="of:=TEXT(WEEKDAY([.M5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6-03" calcext:value-type="date">
            <text:p>2019-06-03</text:p>
          </table:table-cell>
          <table:table-cell table:formula="of:=TEXT(WEEKDAY([.Q5];1); &quot;ddd&quot;)" office:value-type="string" office:string-value="Mon" calcext:value-type="string">
            <text:p>Mon</text:p>
          </table:table-cell>
          <table:table-cell table:number-columns-repeated="2"/>
        </table:table-row>
        <table:table-row table:style-name="ro2">
          <table:table-cell office:value-type="date" office:date-value="2019-02-04" calcext:value-type="date">
            <text:p>2019-02-04</text:p>
          </table:table-cell>
          <table:table-cell table:formula="of:=TEXT(WEEKDAY([.A6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3-04" calcext:value-type="date">
            <text:p>2019-03-04</text:p>
          </table:table-cell>
          <table:table-cell table:formula="of:=TEXT(WEEKDAY([.E6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4-04" calcext:value-type="date">
            <text:p>2019-04-04</text:p>
          </table:table-cell>
          <table:table-cell table:formula="of:=TEXT(WEEKDAY([.I6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R programavimo pagrindai, class_work1</text:p>
          </table:table-cell>
          <table:table-cell office:value-type="date" office:date-value="2019-05-04" calcext:value-type="date">
            <text:p>2019-05-04</text:p>
          </table:table-cell>
          <table:table-cell table:formula="of:=TEXT(WEEKDAY([.M6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6-04" calcext:value-type="date">
            <text:p>2019-06-04</text:p>
          </table:table-cell>
          <table:table-cell table:formula="of:=TEXT(WEEKDAY([.Q6];1); &quot;ddd&quot;)" office:value-type="string" office:string-value="Tue" calcext:value-type="string">
            <text:p>Tue</text:p>
          </table:table-cell>
          <table:table-cell table:number-columns-repeated="2"/>
        </table:table-row>
        <table:table-row table:style-name="ro2">
          <table:table-cell office:value-type="date" office:date-value="2019-02-05" calcext:value-type="date">
            <text:p>2019-02-05</text:p>
          </table:table-cell>
          <table:table-cell table:formula="of:=TEXT(WEEKDAY([.A7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3-05" calcext:value-type="date">
            <text:p>2019-03-05</text:p>
          </table:table-cell>
          <table:table-cell table:formula="of:=TEXT(WEEKDAY([.E7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4-05" calcext:value-type="date">
            <text:p>2019-04-05</text:p>
          </table:table-cell>
          <table:table-cell table:formula="of:=TEXT(WEEKDAY([.I7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5-05" calcext:value-type="date">
            <text:p>2019-05-05</text:p>
          </table:table-cell>
          <table:table-cell table:formula="of:=TEXT(WEEKDAY([.M7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6-05" calcext:value-type="date">
            <text:p>2019-06-05</text:p>
          </table:table-cell>
          <table:table-cell table:formula="of:=TEXT(WEEKDAY([.Q7];1); &quot;ddd&quot;)" office:value-type="string" office:string-value="Wed" calcext:value-type="string">
            <text:p>Wed</text:p>
          </table:table-cell>
          <table:table-cell table:style-name="ce11" office:value-type="string" calcext:value-type="string">
            <text:p>I/II Grupė</text:p>
          </table:table-cell>
          <table:table-cell table:style-name="ce11" office:value-type="string" calcext:value-type="string">
            <text:p>Esė įkėlimas</text:p>
          </table:table-cell>
        </table:table-row>
        <table:table-row table:style-name="ro2">
          <table:table-cell office:value-type="date" office:date-value="2019-02-06" calcext:value-type="date">
            <text:p>2019-02-06</text:p>
          </table:table-cell>
          <table:table-cell table:formula="of:=TEXT(WEEKDAY([.A8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3-06" calcext:value-type="date">
            <text:p>2019-03-06</text:p>
          </table:table-cell>
          <table:table-cell table:formula="of:=TEXT(WEEKDAY([.E8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4-06" calcext:value-type="date">
            <text:p>2019-04-06</text:p>
          </table:table-cell>
          <table:table-cell table:formula="of:=TEXT(WEEKDAY([.I8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5-06" calcext:value-type="date">
            <text:p>2019-05-06</text:p>
          </table:table-cell>
          <table:table-cell table:formula="of:=TEXT(WEEKDAY([.M8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6-06" calcext:value-type="date">
            <text:p>2019-06-06</text:p>
          </table:table-cell>
          <table:table-cell table:formula="of:=TEXT(WEEKDAY([.Q8];1); &quot;ddd&quot;)" office:value-type="string" office:string-value="Thu" calcext:value-type="string">
            <text:p>Thu</text:p>
          </table:table-cell>
          <table:table-cell table:number-columns-repeated="2"/>
        </table:table-row>
        <table:table-row table:style-name="ro2">
          <table:table-cell office:value-type="date" office:date-value="2019-02-07" calcext:value-type="date">
            <text:p>2019-02-07</text:p>
          </table:table-cell>
          <table:table-cell table:formula="of:=TEXT(WEEKDAY([.A9];1); &quot;ddd&quot;)" office:value-type="string" office:string-value="Thu" calcext:value-type="string">
            <text:p>Thu</text:p>
          </table:table-cell>
          <table:table-cell table:number-columns-repeated="2"/>
          <table:table-cell office:value-type="date" office:date-value="2019-03-07" calcext:value-type="date">
            <text:p>2019-03-07</text:p>
          </table:table-cell>
          <table:table-cell table:formula="of:=TEXT(WEEKDAY([.E9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R programavimo pagrindai, class_work1</text:p>
          </table:table-cell>
          <table:table-cell office:value-type="date" office:date-value="2019-04-07" calcext:value-type="date">
            <text:p>2019-04-07</text:p>
          </table:table-cell>
          <table:table-cell table:formula="of:=TEXT(WEEKDAY([.I9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5-07" calcext:value-type="date">
            <text:p>2019-05-07</text:p>
          </table:table-cell>
          <table:table-cell table:formula="of:=TEXT(WEEKDAY([.M9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6-07" calcext:value-type="date">
            <text:p>2019-06-07</text:p>
          </table:table-cell>
          <table:table-cell table:formula="of:=TEXT(WEEKDAY([.Q9];1); &quot;ddd&quot;)" office:value-type="string" office:string-value="Fri" calcext:value-type="string">
            <text:p>Fri</text:p>
          </table:table-cell>
          <table:table-cell table:number-columns-repeated="2"/>
        </table:table-row>
        <table:table-row table:style-name="ro2">
          <table:table-cell office:value-type="date" office:date-value="2019-02-08" calcext:value-type="date">
            <text:p>2019-02-08</text:p>
          </table:table-cell>
          <table:table-cell table:formula="of:=TEXT(WEEKDAY([.A10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3-08" calcext:value-type="date">
            <text:p>2019-03-08</text:p>
          </table:table-cell>
          <table:table-cell table:formula="of:=TEXT(WEEKDAY([.E10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4-08" calcext:value-type="date">
            <text:p>2019-04-08</text:p>
          </table:table-cell>
          <table:table-cell table:formula="of:=TEXT(WEEKDAY([.I10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5-08" calcext:value-type="date">
            <text:p>2019-05-08</text:p>
          </table:table-cell>
          <table:table-cell table:formula="of:=TEXT(WEEKDAY([.M10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6-08" calcext:value-type="date">
            <text:p>2019-06-08</text:p>
          </table:table-cell>
          <table:table-cell table:formula="of:=TEXT(WEEKDAY([.Q10];1); &quot;ddd&quot;)" office:value-type="string" office:string-value="Sat" calcext:value-type="string">
            <text:p>Sat</text:p>
          </table:table-cell>
          <table:table-cell table:number-columns-repeated="2"/>
        </table:table-row>
        <table:table-row table:style-name="ro2">
          <table:table-cell office:value-type="date" office:date-value="2019-02-09" calcext:value-type="date">
            <text:p>2019-02-09</text:p>
          </table:table-cell>
          <table:table-cell table:formula="of:=TEXT(WEEKDAY([.A11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3-09" calcext:value-type="date">
            <text:p>2019-03-09</text:p>
          </table:table-cell>
          <table:table-cell table:formula="of:=TEXT(WEEKDAY([.E11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4-09" calcext:value-type="date">
            <text:p>2019-04-09</text:p>
          </table:table-cell>
          <table:table-cell table:formula="of:=TEXT(WEEKDAY([.I11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5-09" calcext:value-type="date">
            <text:p>2019-05-09</text:p>
          </table:table-cell>
          <table:table-cell table:formula="of:=TEXT(WEEKDAY([.M11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Tiriamoji duomenų analizė</text:p>
          </table:table-cell>
          <table:table-cell office:value-type="date" office:date-value="2019-06-09" calcext:value-type="date">
            <text:p>2019-06-09</text:p>
          </table:table-cell>
          <table:table-cell table:formula="of:=TEXT(WEEKDAY([.Q11];1); &quot;ddd&quot;)" office:value-type="string" office:string-value="Sun" calcext:value-type="string">
            <text:p>Sun</text:p>
          </table:table-cell>
          <table:table-cell table:number-columns-repeated="2"/>
        </table:table-row>
        <table:table-row table:style-name="ro2">
          <table:table-cell office:value-type="date" office:date-value="2019-02-10" calcext:value-type="date">
            <text:p>2019-02-10</text:p>
          </table:table-cell>
          <table:table-cell table:formula="of:=TEXT(WEEKDAY([.A12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3-10" calcext:value-type="date">
            <text:p>2019-03-10</text:p>
          </table:table-cell>
          <table:table-cell table:formula="of:=TEXT(WEEKDAY([.E12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4-10" calcext:value-type="date">
            <text:p>2019-04-10</text:p>
          </table:table-cell>
          <table:table-cell table:formula="of:=TEXT(WEEKDAY([.I12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5-10" calcext:value-type="date">
            <text:p>2019-05-10</text:p>
          </table:table-cell>
          <table:table-cell table:formula="of:=TEXT(WEEKDAY([.M12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6-10" calcext:value-type="date">
            <text:p>2019-06-10</text:p>
          </table:table-cell>
          <table:table-cell table:formula="of:=TEXT(WEEKDAY([.Q12];1); &quot;ddd&quot;)" office:value-type="string" office:string-value="Mon" calcext:value-type="string">
            <text:p>Mon</text:p>
          </table:table-cell>
          <table:table-cell table:number-columns-repeated="2"/>
        </table:table-row>
        <table:table-row table:style-name="ro2">
          <table:table-cell office:value-type="date" office:date-value="2019-02-11" calcext:value-type="date">
            <text:p>2019-02-11</text:p>
          </table:table-cell>
          <table:table-cell table:formula="of:=TEXT(WEEKDAY([.A13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3-11" calcext:value-type="date">
            <text:p>2019-03-11</text:p>
          </table:table-cell>
          <table:table-cell table:formula="of:=TEXT(WEEKDAY([.E13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4-11" calcext:value-type="date">
            <text:p>2019-04-11</text:p>
          </table:table-cell>
          <table:table-cell table:formula="of:=TEXT(WEEKDAY([.I13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R programavimo pagrindai, class_work1</text:p>
          </table:table-cell>
          <table:table-cell office:value-type="date" office:date-value="2019-05-11" calcext:value-type="date">
            <text:p>2019-05-11</text:p>
          </table:table-cell>
          <table:table-cell table:formula="of:=TEXT(WEEKDAY([.M13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6-11" calcext:value-type="date">
            <text:p>2019-06-11</text:p>
          </table:table-cell>
          <table:table-cell table:formula="of:=TEXT(WEEKDAY([.Q13];1); &quot;ddd&quot;)" office:value-type="string" office:string-value="Tue" calcext:value-type="string">
            <text:p>Tue</text:p>
          </table:table-cell>
          <table:table-cell table:number-columns-repeated="2"/>
        </table:table-row>
        <table:table-row table:style-name="ro2">
          <table:table-cell office:value-type="date" office:date-value="2019-02-12" calcext:value-type="date">
            <text:p>2019-02-12</text:p>
          </table:table-cell>
          <table:table-cell table:formula="of:=TEXT(WEEKDAY([.A14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3-12" calcext:value-type="date">
            <text:p>2019-03-12</text:p>
          </table:table-cell>
          <table:table-cell table:formula="of:=TEXT(WEEKDAY([.E14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4-12" calcext:value-type="date">
            <text:p>2019-04-12</text:p>
          </table:table-cell>
          <table:table-cell table:formula="of:=TEXT(WEEKDAY([.I14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5-12" calcext:value-type="date">
            <text:p>2019-05-12</text:p>
          </table:table-cell>
          <table:table-cell table:formula="of:=TEXT(WEEKDAY([.M14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6-12" calcext:value-type="date">
            <text:p>2019-06-12</text:p>
          </table:table-cell>
          <table:table-cell table:formula="of:=TEXT(WEEKDAY([.Q14];1); &quot;ddd&quot;)" office:value-type="string" office:string-value="Wed" calcext:value-type="string">
            <text:p>Wed</text:p>
          </table:table-cell>
          <table:table-cell table:number-columns-repeated="2"/>
        </table:table-row>
        <table:table-row table:style-name="ro2">
          <table:table-cell office:value-type="date" office:date-value="2019-02-13" calcext:value-type="date">
            <text:p>2019-02-13</text:p>
          </table:table-cell>
          <table:table-cell table:formula="of:=TEXT(WEEKDAY([.A15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3-13" calcext:value-type="date">
            <text:p>2019-03-13</text:p>
          </table:table-cell>
          <table:table-cell table:formula="of:=TEXT(WEEKDAY([.E15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4-13" calcext:value-type="date">
            <text:p>2019-04-13</text:p>
          </table:table-cell>
          <table:table-cell table:formula="of:=TEXT(WEEKDAY([.I15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5-13" calcext:value-type="date">
            <text:p>2019-05-13</text:p>
          </table:table-cell>
          <table:table-cell table:formula="of:=TEXT(WEEKDAY([.M15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6-13" calcext:value-type="date">
            <text:p>2019-06-13</text:p>
          </table:table-cell>
          <table:table-cell table:formula="of:=TEXT(WEEKDAY([.Q15];1); &quot;ddd&quot;)" office:value-type="string" office:string-value="Thu" calcext:value-type="string">
            <text:p>Thu</text:p>
          </table:table-cell>
          <table:table-cell table:number-columns-repeated="2"/>
        </table:table-row>
        <table:table-row table:style-name="ro2">
          <table:table-cell office:value-type="date" office:date-value="2019-02-14" calcext:value-type="date">
            <text:p>2019-02-14</text:p>
          </table:table-cell>
          <table:table-cell table:formula="of:=TEXT(WEEKDAY([.A16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Įvadas</text:p>
          </table:table-cell>
          <table:table-cell office:value-type="date" office:date-value="2019-03-14" calcext:value-type="date">
            <text:p>2019-03-14</text:p>
          </table:table-cell>
          <table:table-cell table:formula="of:=TEXT(WEEKDAY([.E16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R programavimo pagrindai, class_work1</text:p>
          </table:table-cell>
          <table:table-cell office:value-type="date" office:date-value="2019-04-14" calcext:value-type="date">
            <text:p>2019-04-14</text:p>
          </table:table-cell>
          <table:table-cell table:formula="of:=TEXT(WEEKDAY([.I16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5-14" calcext:value-type="date">
            <text:p>2019-05-14</text:p>
          </table:table-cell>
          <table:table-cell table:formula="of:=TEXT(WEEKDAY([.M16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6-14" calcext:value-type="date">
            <text:p>2019-06-14</text:p>
          </table:table-cell>
          <table:table-cell table:formula="of:=TEXT(WEEKDAY([.Q16];1); &quot;ddd&quot;)" office:value-type="string" office:string-value="Fri" calcext:value-type="string">
            <text:p>Fri</text:p>
          </table:table-cell>
          <table:table-cell table:number-columns-repeated="2"/>
        </table:table-row>
        <table:table-row table:style-name="ro2">
          <table:table-cell office:value-type="date" office:date-value="2019-02-15" calcext:value-type="date">
            <text:p>2019-02-15</text:p>
          </table:table-cell>
          <table:table-cell table:formula="of:=TEXT(WEEKDAY([.A17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3-15" calcext:value-type="date">
            <text:p>2019-03-15</text:p>
          </table:table-cell>
          <table:table-cell table:formula="of:=TEXT(WEEKDAY([.E17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4-15" calcext:value-type="date">
            <text:p>2019-04-15</text:p>
          </table:table-cell>
          <table:table-cell table:formula="of:=TEXT(WEEKDAY([.I17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5-15" calcext:value-type="date">
            <text:p>2019-05-15</text:p>
          </table:table-cell>
          <table:table-cell table:formula="of:=TEXT(WEEKDAY([.M17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6-15" calcext:value-type="date">
            <text:p>2019-06-15</text:p>
          </table:table-cell>
          <table:table-cell table:formula="of:=TEXT(WEEKDAY([.Q17];1); &quot;ddd&quot;)" office:value-type="string" office:string-value="Sat" calcext:value-type="string">
            <text:p>Sat</text:p>
          </table:table-cell>
          <table:table-cell table:style-name="ce11" office:value-type="string" calcext:value-type="string">
            <text:p>I/II Grupė</text:p>
          </table:table-cell>
          <table:table-cell table:style-name="ce11" office:value-type="string" calcext:value-type="string">
            <text:p>Esė įvertinimas</text:p>
          </table:table-cell>
        </table:table-row>
        <table:table-row table:style-name="ro2">
          <table:table-cell office:value-type="date" office:date-value="2019-02-16" calcext:value-type="date">
            <text:p>2019-02-16</text:p>
          </table:table-cell>
          <table:table-cell table:formula="of:=TEXT(WEEKDAY([.A18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3-16" calcext:value-type="date">
            <text:p>2019-03-16</text:p>
          </table:table-cell>
          <table:table-cell table:formula="of:=TEXT(WEEKDAY([.E18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4-16" calcext:value-type="date">
            <text:p>2019-04-16</text:p>
          </table:table-cell>
          <table:table-cell table:formula="of:=TEXT(WEEKDAY([.I18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5-16" calcext:value-type="date">
            <text:p>2019-05-16</text:p>
          </table:table-cell>
          <table:table-cell table:formula="of:=TEXT(WEEKDAY([.M18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Tiriamoji duomenų analizė</text:p>
          </table:table-cell>
          <table:table-cell office:value-type="date" office:date-value="2019-06-16" calcext:value-type="date">
            <text:p>2019-06-16</text:p>
          </table:table-cell>
          <table:table-cell table:formula="of:=TEXT(WEEKDAY([.Q18];1); &quot;ddd&quot;)" office:value-type="string" office:string-value="Sun" calcext:value-type="string">
            <text:p>Sun</text:p>
          </table:table-cell>
          <table:table-cell table:number-columns-repeated="2"/>
        </table:table-row>
        <table:table-row table:style-name="ro2">
          <table:table-cell office:value-type="date" office:date-value="2019-02-17" calcext:value-type="date">
            <text:p>2019-02-17</text:p>
          </table:table-cell>
          <table:table-cell table:formula="of:=TEXT(WEEKDAY([.A19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3-17" calcext:value-type="date">
            <text:p>2019-03-17</text:p>
          </table:table-cell>
          <table:table-cell table:formula="of:=TEXT(WEEKDAY([.E19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4-17" calcext:value-type="date">
            <text:p>2019-04-17</text:p>
          </table:table-cell>
          <table:table-cell table:formula="of:=TEXT(WEEKDAY([.I19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5-17" calcext:value-type="date">
            <text:p>2019-05-17</text:p>
          </table:table-cell>
          <table:table-cell table:formula="of:=TEXT(WEEKDAY([.M19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6-17" calcext:value-type="date">
            <text:p>2019-06-17</text:p>
          </table:table-cell>
          <table:table-cell table:formula="of:=TEXT(WEEKDAY([.Q19];1); &quot;ddd&quot;)" office:value-type="string" office:string-value="Mon" calcext:value-type="string">
            <text:p>Mon</text:p>
          </table:table-cell>
          <table:table-cell table:number-columns-repeated="2"/>
        </table:table-row>
        <table:table-row table:style-name="ro2">
          <table:table-cell office:value-type="date" office:date-value="2019-02-18" calcext:value-type="date">
            <text:p>2019-02-18</text:p>
          </table:table-cell>
          <table:table-cell table:formula="of:=TEXT(WEEKDAY([.A20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3-18" calcext:value-type="date">
            <text:p>2019-03-18</text:p>
          </table:table-cell>
          <table:table-cell table:formula="of:=TEXT(WEEKDAY([.E20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4-18" calcext:value-type="date">
            <text:p>2019-04-18</text:p>
          </table:table-cell>
          <table:table-cell table:formula="of:=TEXT(WEEKDAY([.I20];1); &quot;ddd&quot;)" office:value-type="string" office:string-value="Thu" calcext:value-type="string">
            <text:p>Thu</text:p>
          </table:table-cell>
          <table:table-cell table:number-columns-repeated="2"/>
          <table:table-cell office:value-type="date" office:date-value="2019-05-18" calcext:value-type="date">
            <text:p>2019-05-18</text:p>
          </table:table-cell>
          <table:table-cell table:formula="of:=TEXT(WEEKDAY([.M20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6-18" calcext:value-type="date">
            <text:p>2019-06-18</text:p>
          </table:table-cell>
          <table:table-cell table:formula="of:=TEXT(WEEKDAY([.Q20];1); &quot;ddd&quot;)" office:value-type="string" office:string-value="Tue" calcext:value-type="string">
            <text:p>Tue</text:p>
          </table:table-cell>
          <table:table-cell table:number-columns-repeated="2"/>
        </table:table-row>
        <table:table-row table:style-name="ro2">
          <table:table-cell office:value-type="date" office:date-value="2019-02-19" calcext:value-type="date">
            <text:p>2019-02-19</text:p>
          </table:table-cell>
          <table:table-cell table:formula="of:=TEXT(WEEKDAY([.A21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3-19" calcext:value-type="date">
            <text:p>2019-03-19</text:p>
          </table:table-cell>
          <table:table-cell table:formula="of:=TEXT(WEEKDAY([.E21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4-19" calcext:value-type="date">
            <text:p>2019-04-19</text:p>
          </table:table-cell>
          <table:table-cell table:formula="of:=TEXT(WEEKDAY([.I21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5-19" calcext:value-type="date">
            <text:p>2019-05-19</text:p>
          </table:table-cell>
          <table:table-cell table:formula="of:=TEXT(WEEKDAY([.M21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6-19" calcext:value-type="date">
            <text:p>2019-06-19</text:p>
          </table:table-cell>
          <table:table-cell table:formula="of:=TEXT(WEEKDAY([.Q21];1); &quot;ddd&quot;)" office:value-type="string" office:string-value="Wed" calcext:value-type="string">
            <text:p>Wed</text:p>
          </table:table-cell>
          <table:table-cell table:number-columns-repeated="2"/>
        </table:table-row>
        <table:table-row table:style-name="ro2">
          <table:table-cell office:value-type="date" office:date-value="2019-02-20" calcext:value-type="date">
            <text:p>2019-02-20</text:p>
          </table:table-cell>
          <table:table-cell table:formula="of:=TEXT(WEEKDAY([.A22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3-20" calcext:value-type="date">
            <text:p>2019-03-20</text:p>
          </table:table-cell>
          <table:table-cell table:formula="of:=TEXT(WEEKDAY([.E22];1); &quot;ddd&quot;)" office:value-type="string" office:string-value="Wed" calcext:value-type="string">
            <text:p>Wed</text:p>
          </table:table-cell>
          <table:table-cell table:style-name="Default" table:number-columns-repeated="2"/>
          <table:table-cell office:value-type="date" office:date-value="2019-04-20" calcext:value-type="date">
            <text:p>2019-04-20</text:p>
          </table:table-cell>
          <table:table-cell table:formula="of:=TEXT(WEEKDAY([.I22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5-20" calcext:value-type="date">
            <text:p>2019-05-20</text:p>
          </table:table-cell>
          <table:table-cell table:formula="of:=TEXT(WEEKDAY([.M22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6-20" calcext:value-type="date">
            <text:p>2019-06-20</text:p>
          </table:table-cell>
          <table:table-cell table:formula="of:=TEXT(WEEKDAY([.Q22];1); &quot;ddd&quot;)" office:value-type="string" office:string-value="Thu" calcext:value-type="string">
            <text:p>Thu</text:p>
          </table:table-cell>
          <table:table-cell table:style-name="ce13" office:value-type="string" calcext:value-type="string">
            <text:p>I/II Grupė</text:p>
          </table:table-cell>
          <table:table-cell table:style-name="ce14" office:value-type="string" calcext:value-type="string">
            <text:p>Egzaminas (90 min)</text:p>
          </table:table-cell>
        </table:table-row>
        <table:table-row table:style-name="ro2">
          <table:table-cell office:value-type="date" office:date-value="2019-02-21" calcext:value-type="date">
            <text:p>2019-02-21</text:p>
          </table:table-cell>
          <table:table-cell table:formula="of:=TEXT(WEEKDAY([.A23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Įvadas</text:p>
          </table:table-cell>
          <table:table-cell office:value-type="date" office:date-value="2019-03-21" calcext:value-type="date">
            <text:p>2019-03-21</text:p>
          </table:table-cell>
          <table:table-cell table:formula="of:=TEXT(WEEKDAY([.E23];1); &quot;ddd&quot;)" office:value-type="string" office:string-value="Thu" calcext:value-type="string">
            <text:p>Thu</text:p>
          </table:table-cell>
          <table:table-cell table:number-columns-repeated="2"/>
          <table:table-cell office:value-type="date" office:date-value="2019-04-21" calcext:value-type="date">
            <text:p>2019-04-21</text:p>
          </table:table-cell>
          <table:table-cell table:formula="of:=TEXT(WEEKDAY([.I23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5-21" calcext:value-type="date">
            <text:p>2019-05-21</text:p>
          </table:table-cell>
          <table:table-cell table:formula="of:=TEXT(WEEKDAY([.M23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6-21" calcext:value-type="date">
            <text:p>2019-06-21</text:p>
          </table:table-cell>
          <table:table-cell table:formula="of:=TEXT(WEEKDAY([.Q23];1); &quot;ddd&quot;)" office:value-type="string" office:string-value="Fri" calcext:value-type="string">
            <text:p>Fri</text:p>
          </table:table-cell>
          <table:table-cell table:number-columns-repeated="2"/>
        </table:table-row>
        <table:table-row table:style-name="ro2">
          <table:table-cell office:value-type="date" office:date-value="2019-02-22" calcext:value-type="date">
            <text:p>2019-02-22</text:p>
          </table:table-cell>
          <table:table-cell table:formula="of:=TEXT(WEEKDAY([.A24];1); &quot;ddd&quot;)" office:value-type="string" office:string-value="Fri" calcext:value-type="string">
            <text:p>Fri</text:p>
          </table:table-cell>
          <table:table-cell table:style-name="Default" table:number-columns-repeated="2"/>
          <table:table-cell office:value-type="date" office:date-value="2019-03-22" calcext:value-type="date">
            <text:p>2019-03-22</text:p>
          </table:table-cell>
          <table:table-cell table:formula="of:=TEXT(WEEKDAY([.E24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4-22" calcext:value-type="date">
            <text:p>2019-04-22</text:p>
          </table:table-cell>
          <table:table-cell table:formula="of:=TEXT(WEEKDAY([.I24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5-22" calcext:value-type="date">
            <text:p>2019-05-22</text:p>
          </table:table-cell>
          <table:table-cell table:formula="of:=TEXT(WEEKDAY([.M24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6-22" calcext:value-type="date">
            <text:p>2019-06-22</text:p>
          </table:table-cell>
          <table:table-cell table:formula="of:=TEXT(WEEKDAY([.Q24];1); &quot;ddd&quot;)" office:value-type="string" office:string-value="Sat" calcext:value-type="string">
            <text:p>Sat</text:p>
          </table:table-cell>
          <table:table-cell table:number-columns-repeated="2"/>
        </table:table-row>
        <table:table-row table:style-name="ro2">
          <table:table-cell office:value-type="date" office:date-value="2019-02-23" calcext:value-type="date">
            <text:p>2019-02-23</text:p>
          </table:table-cell>
          <table:table-cell table:formula="of:=TEXT(WEEKDAY([.A25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3-23" calcext:value-type="date">
            <text:p>2019-03-23</text:p>
          </table:table-cell>
          <table:table-cell table:formula="of:=TEXT(WEEKDAY([.E25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4-23" calcext:value-type="date">
            <text:p>2019-04-23</text:p>
          </table:table-cell>
          <table:table-cell table:formula="of:=TEXT(WEEKDAY([.I25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5-23" calcext:value-type="date">
            <text:p>2019-05-23</text:p>
          </table:table-cell>
          <table:table-cell table:formula="of:=TEXT(WEEKDAY([.M25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Atkartojami tyrimai (Latex, Rmarkdown)</text:p>
          </table:table-cell>
          <table:table-cell office:value-type="date" office:date-value="2019-06-23" calcext:value-type="date">
            <text:p>2019-06-23</text:p>
          </table:table-cell>
          <table:table-cell table:formula="of:=TEXT(WEEKDAY([.Q25];1); &quot;ddd&quot;)" office:value-type="string" office:string-value="Sun" calcext:value-type="string">
            <text:p>Sun</text:p>
          </table:table-cell>
          <table:table-cell table:number-columns-repeated="2"/>
        </table:table-row>
        <table:table-row table:style-name="ro2">
          <table:table-cell table:style-name="ce19" office:value-type="date" office:date-value="2019-02-24" calcext:value-type="date">
            <text:p>2019-02-24</text:p>
          </table:table-cell>
          <table:table-cell table:style-name="ce22" table:formula="of:=TEXT(WEEKDAY([.A26];1); &quot;ddd&quot;)" office:value-type="string" office:string-value="Sun" calcext:value-type="string">
            <text:p>Sun</text:p>
          </table:table-cell>
          <table:table-cell table:style-name="ce27" table:number-columns-repeated="2"/>
          <table:table-cell office:value-type="date" office:date-value="2019-03-24" calcext:value-type="date">
            <text:p>2019-03-24</text:p>
          </table:table-cell>
          <table:table-cell table:formula="of:=TEXT(WEEKDAY([.E26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4-24" calcext:value-type="date">
            <text:p>2019-04-24</text:p>
          </table:table-cell>
          <table:table-cell table:formula="of:=TEXT(WEEKDAY([.I26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5-24" calcext:value-type="date">
            <text:p>2019-05-24</text:p>
          </table:table-cell>
          <table:table-cell table:formula="of:=TEXT(WEEKDAY([.M26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6-24" calcext:value-type="date">
            <text:p>2019-06-24</text:p>
          </table:table-cell>
          <table:table-cell table:formula="of:=TEXT(WEEKDAY([.Q26];1); &quot;ddd&quot;)" office:value-type="string" office:string-value="Mon" calcext:value-type="string">
            <text:p>Mon</text:p>
          </table:table-cell>
          <table:table-cell table:number-columns-repeated="2"/>
        </table:table-row>
        <table:table-row table:style-name="ro2">
          <table:table-cell table:style-name="ce19" office:value-type="date" office:date-value="2019-02-25" calcext:value-type="date">
            <text:p>2019-02-25</text:p>
          </table:table-cell>
          <table:table-cell table:style-name="ce22" table:formula="of:=TEXT(WEEKDAY([.A27];1); &quot;ddd&quot;)" office:value-type="string" office:string-value="Mon" calcext:value-type="string">
            <text:p>Mon</text:p>
          </table:table-cell>
          <table:table-cell table:style-name="ce27" table:number-columns-repeated="2"/>
          <table:table-cell office:value-type="date" office:date-value="2019-03-25" calcext:value-type="date">
            <text:p>2019-03-25</text:p>
          </table:table-cell>
          <table:table-cell table:formula="of:=TEXT(WEEKDAY([.E27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4-25" calcext:value-type="date">
            <text:p>2019-04-25</text:p>
          </table:table-cell>
          <table:table-cell table:formula="of:=TEXT(WEEKDAY([.I27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Statistinių duomenų šaltiniai, pagrindiniai ekonominiai rodikliai</text:p>
          </table:table-cell>
          <table:table-cell office:value-type="date" office:date-value="2019-05-25" calcext:value-type="date">
            <text:p>2019-05-25</text:p>
          </table:table-cell>
          <table:table-cell table:formula="of:=TEXT(WEEKDAY([.M27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6-25" calcext:value-type="date">
            <text:p>2019-06-25</text:p>
          </table:table-cell>
          <table:table-cell table:formula="of:=TEXT(WEEKDAY([.Q27];1); &quot;ddd&quot;)" office:value-type="string" office:string-value="Tue" calcext:value-type="string">
            <text:p>Tue</text:p>
          </table:table-cell>
          <table:table-cell table:number-columns-repeated="2"/>
        </table:table-row>
        <table:table-row table:style-name="ro2">
          <table:table-cell office:value-type="date" office:date-value="2019-02-26" calcext:value-type="date">
            <text:p>2019-02-26</text:p>
          </table:table-cell>
          <table:table-cell table:formula="of:=TEXT(WEEKDAY([.A28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3-26" calcext:value-type="date">
            <text:p>2019-03-26</text:p>
          </table:table-cell>
          <table:table-cell table:formula="of:=TEXT(WEEKDAY([.E28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4-26" calcext:value-type="date">
            <text:p>2019-04-26</text:p>
          </table:table-cell>
          <table:table-cell table:formula="of:=TEXT(WEEKDAY([.I28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5-26" calcext:value-type="date">
            <text:p>2019-05-26</text:p>
          </table:table-cell>
          <table:table-cell table:formula="of:=TEXT(WEEKDAY([.M28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6-26" calcext:value-type="date">
            <text:p>2019-06-26</text:p>
          </table:table-cell>
          <table:table-cell table:formula="of:=TEXT(WEEKDAY([.Q28];1); &quot;ddd&quot;)" office:value-type="string" office:string-value="Wed" calcext:value-type="string">
            <text:p>Wed</text:p>
          </table:table-cell>
          <table:table-cell table:number-columns-repeated="2"/>
        </table:table-row>
        <table:table-row table:style-name="ro2">
          <table:table-cell office:value-type="date" office:date-value="2019-02-27" calcext:value-type="date">
            <text:p>2019-02-27</text:p>
          </table:table-cell>
          <table:table-cell table:formula="of:=TEXT(WEEKDAY([.A29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3-27" calcext:value-type="date">
            <text:p>2019-03-27</text:p>
          </table:table-cell>
          <table:table-cell table:formula="of:=TEXT(WEEKDAY([.E29];1); &quot;ddd&quot;)" office:value-type="string" office:string-value="Wed" calcext:value-type="string">
            <text:p>Wed</text:p>
          </table:table-cell>
          <table:table-cell table:style-name="Default" table:number-columns-repeated="2"/>
          <table:table-cell office:value-type="date" office:date-value="2019-04-27" calcext:value-type="date">
            <text:p>2019-04-27</text:p>
          </table:table-cell>
          <table:table-cell table:formula="of:=TEXT(WEEKDAY([.I29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5-27" calcext:value-type="date">
            <text:p>2019-05-27</text:p>
          </table:table-cell>
          <table:table-cell table:formula="of:=TEXT(WEEKDAY([.M29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6-27" calcext:value-type="date">
            <text:p>2019-06-27</text:p>
          </table:table-cell>
          <table:table-cell table:formula="of:=TEXT(WEEKDAY([.Q29];1); &quot;ddd&quot;)" office:value-type="string" office:string-value="Thu" calcext:value-type="string">
            <text:p>Thu</text:p>
          </table:table-cell>
          <table:table-cell table:number-columns-repeated="2"/>
        </table:table-row>
        <table:table-row table:style-name="ro2">
          <table:table-cell office:value-type="date" office:date-value="2019-02-28" calcext:value-type="date">
            <text:p>2019-02-28</text:p>
          </table:table-cell>
          <table:table-cell table:formula="of:=TEXT(WEEKDAY([.A30];1); &quot;ddd&quot;)" office:value-type="string" office:string-value="Thu" calcext:value-type="string">
            <text:p>Thu</text:p>
          </table:table-cell>
          <table:table-cell table:style-name="ce30" office:value-type="string" calcext:value-type="string">
            <text:p><text:s/>I + II Grupės</text:p>
          </table:table-cell>
          <table:table-cell table:style-name="ce14" office:value-type="string" calcext:value-type="string">
            <text:p>R programavimo pagrindai, Seminar 1</text:p>
          </table:table-cell>
          <table:table-cell office:value-type="date" office:date-value="2019-03-28" calcext:value-type="date">
            <text:p>2019-03-28</text:p>
          </table:table-cell>
          <table:table-cell table:formula="of:=TEXT(WEEKDAY([.E30];1); &quot;ddd&quot;)" office:value-type="string" office:string-value="Thu" calcext:value-type="string">
            <text:p>Thu</text:p>
          </table:table-cell>
          <table:table-cell table:style-name="ce13" office:value-type="string" calcext:value-type="string">
            <text:p>I/II Grupė</text:p>
          </table:table-cell>
          <table:table-cell table:style-name="ce14" office:value-type="string" calcext:value-type="string">
            <text:p>Seminaras <text:s/>testas</text:p>
          </table:table-cell>
          <table:table-cell office:value-type="date" office:date-value="2019-04-28" calcext:value-type="date">
            <text:p>2019-04-28</text:p>
          </table:table-cell>
          <table:table-cell table:formula="of:=TEXT(WEEKDAY([.I30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5-28" calcext:value-type="date">
            <text:p>2019-05-28</text:p>
          </table:table-cell>
          <table:table-cell table:formula="of:=TEXT(WEEKDAY([.M30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6-28" calcext:value-type="date">
            <text:p>2019-06-28</text:p>
          </table:table-cell>
          <table:table-cell table:formula="of:=TEXT(WEEKDAY([.Q30];1); &quot;ddd&quot;)" office:value-type="string" office:string-value="Fri" calcext:value-type="string">
            <text:p>Fri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 office:value-type="date" office:date-value="2019-03-29" calcext:value-type="date">
            <text:p>2019-03-29</text:p>
          </table:table-cell>
          <table:table-cell table:formula="of:=TEXT(WEEKDAY([.E31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4-29" calcext:value-type="date">
            <text:p>2019-04-29</text:p>
          </table:table-cell>
          <table:table-cell table:formula="of:=TEXT(WEEKDAY([.I31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5-29" calcext:value-type="date">
            <text:p>2019-05-29</text:p>
          </table:table-cell>
          <table:table-cell table:formula="of:=TEXT(WEEKDAY([.M31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6-29" calcext:value-type="date">
            <text:p>2019-06-29</text:p>
          </table:table-cell>
          <table:table-cell table:formula="of:=TEXT(WEEKDAY([.Q31];1); &quot;ddd&quot;)" office:value-type="string" office:string-value="Sat" calcext:value-type="string">
            <text:p>Sat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 office:value-type="date" office:date-value="2019-03-30" calcext:value-type="date">
            <text:p>2019-03-30</text:p>
          </table:table-cell>
          <table:table-cell table:formula="of:=TEXT(WEEKDAY([.E32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4-30" calcext:value-type="date">
            <text:p>2019-04-30</text:p>
          </table:table-cell>
          <table:table-cell table:formula="of:=TEXT(WEEKDAY([.I32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5-30" calcext:value-type="date">
            <text:p>2019-05-30</text:p>
          </table:table-cell>
          <table:table-cell table:formula="of:=TEXT(WEEKDAY([.M32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Atkartojami tyrimai (Latex, Rmarkdown)</text:p>
          </table:table-cell>
          <table:table-cell office:value-type="date" office:date-value="2019-06-30" calcext:value-type="date">
            <text:p>2019-06-30</text:p>
          </table:table-cell>
          <table:table-cell table:formula="of:=TEXT(WEEKDAY([.Q32];1); &quot;ddd&quot;)" office:value-type="string" office:string-value="Sun" calcext:value-type="string">
            <text:p>Sun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 office:value-type="date" office:date-value="2019-03-31" calcext:value-type="date">
            <text:p>2019-03-31</text:p>
          </table:table-cell>
          <table:table-cell table:formula="of:=TEXT(WEEKDAY([.E33];1); &quot;ddd&quot;)" office:value-type="string" office:string-value="Sun" calcext:value-type="string">
            <text:p>Sun</text:p>
          </table:table-cell>
          <table:table-cell table:number-columns-repeated="2"/>
          <table:table-cell table:style-name="Default" table:number-columns-repeated="4"/>
          <table:table-cell office:value-type="date" office:date-value="2019-05-31" calcext:value-type="date">
            <text:p>2019-05-31</text:p>
          </table:table-cell>
          <table:table-cell table:formula="of:=TEXT(WEEKDAY([.M33];1); &quot;ddd&quot;)" office:value-type="string" office:string-value="Fri" calcext:value-type="string">
            <text:p>Fri</text:p>
          </table:table-cell>
          <table:table-cell table:number-columns-repeated="2"/>
          <table:table-cell table:style-name="ce12" table:number-columns-repeated="2"/>
          <table:table-cell table:style-name="Default" table:number-columns-repeated="2"/>
        </table:table-row>
        <table:table-row table:style-name="ro2">
          <table:table-cell table:style-name="Default" table:number-columns-repeated="16"/>
          <table:table-cell table:style-name="ce12" table:number-columns-repeated="2"/>
          <table:table-cell table:style-name="Default" table:number-columns-repeated="2"/>
        </table:table-row>
        <table:table-row table:style-name="ro2" table:number-rows-repeated="2">
          <table:table-cell table:style-name="Default" table:number-columns-repeated="20"/>
        </table:table-row>
        <table:table-row table:style-name="ro2">
          <table:table-cell table:style-name="Default" table:number-columns-repeated="2"/>
          <table:table-cell office:value-type="string" calcext:value-type="string">
            <text:p>Akad. Val</text:p>
          </table:table-cell>
          <table:table-cell office:value-type="string" calcext:value-type="string">
            <text:p>Tema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8" office:value-type="float" office:value="2" calcext:value-type="float">
            <text:p>2</text:p>
          </table:table-cell>
          <table:table-cell table:style-name="ce31" office:value-type="string" calcext:value-type="string">
            <text:p>Įvadas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Git, Github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R programavimo pagrindai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R programavimo pagrindai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Statistinių duomenų šaltiniai, pagrindiniai ekonominiai rodikliai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Tiriamoji duomenų analizė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Tiriamoji duomenų analizė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Atkartojami tyrimai (Latex, Rmarkdown)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Atkartojami tyrimai (Latex, Rmarkdown)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0"/>
        </table:table-row>
        <table:table-row table:style-name="ro2">
          <table:table-cell table:style-name="Default" table:number-columns-repeated="2"/>
          <table:table-cell table:style-name="Default" table:formula="of:=SUM([.C38:.C53])" office:value-type="float" office:value="48" calcext:value-type="float">
            <text:p>48</text:p>
          </table:table-cell>
          <table:table-cell table:style-name="Default"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4">00/00/0000</text:date>, <text:time style:data-style-name="N2" text:time-value="02:34:01.3468361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2:20:35.122307168</meta:creation-date>
    <dc:date>2019-04-04T02:41:40.302679391</dc:date>
    <meta:editing-duration>PT26M28S</meta:editing-duration>
    <meta:editing-cycles>6</meta:editing-cycles>
    <meta:generator>LibreOffice/6.2.2.2$Linux_X86_64 LibreOffice_project/20$Build-2</meta:generator>
    <meta:document-statistic meta:table-count="1" meta:cell-count="389" meta:object-count="0"/>
  </office:meta>
</office:document-meta>
</file>